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2mm"/>
    </style:style>
    <style:style style:name="co5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0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0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29/01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5/02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1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22:55:18.170407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3-14T22:55:51.363869112</dc:date>
    <meta:editing-duration>PT14H31M31S</meta:editing-duration>
    <meta:editing-cycles>262</meta:editing-cycles>
    <meta:generator>LibreOffice/5.1.6.2$Linux_X86_64 LibreOffice_project/10m0$Build-2</meta:generator>
    <meta:document-statistic meta:table-count="5" meta:cell-count="823" meta:object-count="0"/>
  </office:meta>
</office:document-meta>
</file>